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8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1.3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inal1" table:style-name="ta1">
        <table:shapes>
          <draw:frame draw:z-index="0" draw:style-name="gr1" draw:text-style-name="P1" svg:width="434.17mm" svg:height="281.95mm" svg:x="21.44mm" svg:y="82.95mm">
            <loext:p draw:notify-on-update-of-ranges="final1.A1:final1.A15 final1.B1:final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gative impact of demonetisation on real estate</text:p>
          </table:table-cell>
          <table:table-cell office:value-type="float" office:value="0.00862518839682842" calcext:value-type="float">
            <text:p>0.0086251884</text:p>
          </table:table-cell>
        </table:table-row>
        <table:table-row table:style-name="ro1">
          <table:table-cell office:value-type="string" calcext:value-type="string">
            <text:p>Suffering of farmers and relief measures for them</text:p>
          </table:table-cell>
          <table:table-cell office:value-type="float" office:value="0.011508123103182" calcext:value-type="float">
            <text:p>0.0115081231</text:p>
          </table:table-cell>
        </table:table-row>
        <table:table-row table:style-name="ro1">
          <table:table-cell office:value-type="string" calcext:value-type="string">
            <text:p>Huge deposits in PMY bank accounts post demonetisation and announcement of minimum balance requirements</text:p>
          </table:table-cell>
          <table:table-cell office:value-type="float" office:value="0.0213979387684715" calcext:value-type="float">
            <text:p>0.0213979388</text:p>
          </table:table-cell>
        </table:table-row>
        <table:table-row table:style-name="ro1">
          <table:table-cell office:value-type="string" calcext:value-type="string">
            <text:p>Failure of RBI to stabilize economy and answer questions raised post demonetisation</text:p>
          </table:table-cell>
          <table:table-cell office:value-type="float" office:value="0.0232843541117067" calcext:value-type="float">
            <text:p>0.0232843541</text:p>
          </table:table-cell>
        </table:table-row>
        <table:table-row table:style-name="ro1">
          <table:table-cell office:value-type="string" calcext:value-type="string">
            <text:p>Court verdicts related to demonetisation and penalties issued for black money hoarders</text:p>
          </table:table-cell>
          <table:table-cell office:value-type="float" office:value="0.0335687767410654" calcext:value-type="float">
            <text:p>0.0335687767</text:p>
          </table:table-cell>
        </table:table-row>
        <table:table-row table:style-name="ro1">
          <table:table-cell office:value-type="string" calcext:value-type="string">
            <text:p>Negative impact of Demonetisation on small and medium scale industries and its employees</text:p>
          </table:table-cell>
          <table:table-cell office:value-type="float" office:value="0.0337881358116463" calcext:value-type="float">
            <text:p>0.0337881358</text:p>
          </table:table-cell>
        </table:table-row>
        <table:table-row table:style-name="ro1">
          <table:table-cell office:value-type="string" calcext:value-type="string">
            <text:p>Negative impact on retail and stock markets and suspicious deposits in bank accounts</text:p>
          </table:table-cell>
          <table:table-cell office:value-type="float" office:value="0.0356149241277068" calcext:value-type="float">
            <text:p>0.0356149241</text:p>
          </table:table-cell>
        </table:table-row>
        <table:table-row table:style-name="ro1">
          <table:table-cell office:value-type="string" calcext:value-type="string">
            <text:p>Vendors going cashless and negative impact on them due to demonetisation</text:p>
          </table:table-cell>
          <table:table-cell office:value-type="float" office:value="0.0422374992792396" calcext:value-type="float">
            <text:p>0.0422374993</text:p>
          </table:table-cell>
        </table:table-row>
        <table:table-row table:style-name="ro1">
          <table:table-cell office:value-type="string" calcext:value-type="string">
            <text:p>Enhanced security features on new currency notes</text:p>
          </table:table-cell>
          <table:table-cell office:value-type="float" office:value="0.0443779813246441" calcext:value-type="float">
            <text:p>0.0443779813</text:p>
          </table:table-cell>
        </table:table-row>
        <table:table-row table:style-name="ro1">
          <table:table-cell table:style-name="ce2" office:value-type="string" calcext:value-type="string">
            <text:p>Encouraging cashless payments post demonetisation</text:p>
          </table:table-cell>
          <table:table-cell office:value-type="float" office:value="0.0455853324523066" calcext:value-type="float">
            <text:p>0.0455853325</text:p>
          </table:table-cell>
        </table:table-row>
        <table:table-row table:style-name="ro1">
          <table:table-cell office:value-type="string" calcext:value-type="string">
            <text:p>Long queues at banks and ATMs and cash crunch</text:p>
          </table:table-cell>
          <table:table-cell office:value-type="float" office:value="0.0589514465452678" calcext:value-type="float">
            <text:p>0.0589514465</text:p>
          </table:table-cell>
        </table:table-row>
        <table:table-row table:style-name="ro1">
          <table:table-cell office:value-type="string" calcext:value-type="string">
            <text:p>Probes and arrests of black money hoarders</text:p>
          </table:table-cell>
          <table:table-cell office:value-type="float" office:value="0.0609174500781798" calcext:value-type="float">
            <text:p>0.0609174501</text:p>
          </table:table-cell>
        </table:table-row>
        <table:table-row table:style-name="ro1">
          <table:table-cell office:value-type="string" calcext:value-type="string">
            <text:p>Negative imapct of demonetisation on rural economy,national economy,industries,GDP,job creation etc</text:p>
          </table:table-cell>
          <table:table-cell office:value-type="float" office:value="0.0832451644083839" calcext:value-type="float">
            <text:p>0.0832451644</text:p>
          </table:table-cell>
        </table:table-row>
        <table:table-row table:style-name="ro1">
          <table:table-cell office:value-type="string" calcext:value-type="string">
            <text:p>Opposition unites against government on demonetisation </text:p>
          </table:table-cell>
          <table:table-cell office:value-type="float" office:value="0.142019696068006" calcext:value-type="float">
            <text:p>0.1420196961</text:p>
          </table:table-cell>
        </table:table-row>
        <table:table-row table:style-name="ro1">
          <table:table-cell office:value-type="string" calcext:value-type="string">
            <text:p>Appreciation by PM for supporting Demonitisation</text:p>
          </table:table-cell>
          <table:table-cell office:value-type="float" office:value="0.159219079998996" calcext:value-type="float">
            <text:p>0.15921908</text:p>
          </table:table-cell>
        </table:table-row>
      </table:table>
      <table:table table:name="final 2" table:style-name="ta1">
        <table:shapes>
          <draw:frame draw:z-index="0" draw:style-name="gr1" draw:text-style-name="P1" svg:width="490.49mm" svg:height="280.61mm" svg:x="20.06mm" svg:y="83.21mm">
            <loext:p draw:notify-on-update-of-ranges="'final 2'.A1:'final 2'.A15 'final 2'.B1:'final 2'.B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egative impact of demonetisation on real estate</text:p>
          </table:table-cell>
          <table:table-cell office:value-type="float" office:value="0.00519423759014272" calcext:value-type="float">
            <text:p>0.0051942376</text:p>
          </table:table-cell>
        </table:table-row>
        <table:table-row table:style-name="ro1">
          <table:table-cell office:value-type="string" calcext:value-type="string">
            <text:p>Suffering of farmers and relief measures for them</text:p>
          </table:table-cell>
          <table:table-cell office:value-type="float" office:value="0.00566491284102944" calcext:value-type="float">
            <text:p>0.0056649128</text:p>
          </table:table-cell>
        </table:table-row>
        <table:table-row table:style-name="ro1">
          <table:table-cell office:value-type="string" calcext:value-type="string">
            <text:p>Failure of RBI to stabilize economy and answer questions raised post demonetisation</text:p>
          </table:table-cell>
          <table:table-cell office:value-type="float" office:value="0.0220544974701205" calcext:value-type="float">
            <text:p>0.0220544975</text:p>
          </table:table-cell>
        </table:table-row>
        <table:table-row table:style-name="ro1">
          <table:table-cell office:value-type="string" calcext:value-type="string">
            <text:p>Negative impact of Demonetisation on small and medium scale industries and its employees</text:p>
          </table:table-cell>
          <table:table-cell office:value-type="float" office:value="0.0225419825513961" calcext:value-type="float">
            <text:p>0.0225419826</text:p>
          </table:table-cell>
        </table:table-row>
        <table:table-row table:style-name="ro1">
          <table:table-cell office:value-type="string" calcext:value-type="string">
            <text:p>Vendors going cashless and negative impact on them due to demonetisation</text:p>
          </table:table-cell>
          <table:table-cell office:value-type="float" office:value="0.0272319252298744" calcext:value-type="float">
            <text:p>0.0272319252</text:p>
          </table:table-cell>
        </table:table-row>
        <table:table-row table:style-name="ro1">
          <table:table-cell office:value-type="string" calcext:value-type="string">
            <text:p>Huge deposits in PMY bank accounts post demonetisation and announcement of minimum balance requirements</text:p>
          </table:table-cell>
          <table:table-cell office:value-type="float" office:value="0.0310309468977458" calcext:value-type="float">
            <text:p>0.0310309469</text:p>
          </table:table-cell>
        </table:table-row>
        <table:table-row table:style-name="ro1">
          <table:table-cell office:value-type="string" calcext:value-type="string">
            <text:p>Negative impact on retail and stock markets and suspicious deposits in bank accounts</text:p>
          </table:table-cell>
          <table:table-cell office:value-type="float" office:value="0.0343761031451193" calcext:value-type="float">
            <text:p>0.0343761031</text:p>
          </table:table-cell>
        </table:table-row>
        <table:table-row table:style-name="ro1">
          <table:table-cell office:value-type="string" calcext:value-type="string">
            <text:p>Long queues at banks and ATMs and cash crunch</text:p>
          </table:table-cell>
          <table:table-cell office:value-type="float" office:value="0.0411000353006438" calcext:value-type="float">
            <text:p>0.0411000353</text:p>
          </table:table-cell>
        </table:table-row>
        <table:table-row table:style-name="ro1">
          <table:table-cell table:style-name="ce2" office:value-type="string" calcext:value-type="string">
            <text:p>Encouraging cashless payments post demonetisation</text:p>
          </table:table-cell>
          <table:table-cell office:value-type="float" office:value="0.0464455613642858" calcext:value-type="float">
            <text:p>0.0464455614</text:p>
          </table:table-cell>
        </table:table-row>
        <table:table-row table:style-name="ro1">
          <table:table-cell office:value-type="string" calcext:value-type="string">
            <text:p>Court verdicts related to demonetisation and penalties issued for black money hoarders</text:p>
          </table:table-cell>
          <table:table-cell office:value-type="float" office:value="0.0557077779085209" calcext:value-type="float">
            <text:p>0.0557077779</text:p>
          </table:table-cell>
        </table:table-row>
        <table:table-row table:style-name="ro1">
          <table:table-cell office:value-type="string" calcext:value-type="string">
            <text:p>Probes and arrests of black money hoarders</text:p>
          </table:table-cell>
          <table:table-cell office:value-type="float" office:value="0.0680798130746861" calcext:value-type="float">
            <text:p>0.0680798131</text:p>
          </table:table-cell>
        </table:table-row>
        <table:table-row table:style-name="ro1">
          <table:table-cell office:value-type="string" calcext:value-type="string">
            <text:p>Enhanced security features on new currency notes</text:p>
          </table:table-cell>
          <table:table-cell office:value-type="float" office:value="0.071828405251391" calcext:value-type="float">
            <text:p>0.0718284053</text:p>
          </table:table-cell>
        </table:table-row>
        <table:table-row table:style-name="ro1">
          <table:table-cell office:value-type="string" calcext:value-type="string">
            <text:p>Negative imapct of demonetisation on rural economy,national economy,industries,GDP,job creation etc</text:p>
          </table:table-cell>
          <table:table-cell office:value-type="float" office:value="0.102489535880583" calcext:value-type="float">
            <text:p>0.1024895359</text:p>
          </table:table-cell>
        </table:table-row>
        <table:table-row table:style-name="ro1">
          <table:table-cell office:value-type="string" calcext:value-type="string">
            <text:p>Opposition unites against government on demonetisation </text:p>
          </table:table-cell>
          <table:table-cell office:value-type="float" office:value="0.125737531308309" calcext:value-type="float">
            <text:p>0.1257375313</text:p>
          </table:table-cell>
        </table:table-row>
        <table:table-row table:style-name="ro1">
          <table:table-cell office:value-type="string" calcext:value-type="string">
            <text:p>Appreciation by PM for supporting Demonitisation</text:p>
          </table:table-cell>
          <table:table-cell office:value-type="float" office:value="0.260031266284523" calcext:value-type="float">
            <text:p>0.2600312663</text:p>
          </table:table-cell>
        </table:table-row>
      </table:table>
      <table:table table:name="final 3" table:style-name="ta1">
        <table:shapes>
          <draw:frame draw:z-index="0" draw:style-name="gr1" draw:text-style-name="P1" svg:width="481.44mm" svg:height="282.49mm" svg:x="23.62mm" svg:y="80.25mm">
            <loext:p draw:notify-on-update-of-ranges="'final 3'.A1:'final 3'.A15 'final 3'.B1:'final 3'.B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uffering of farmers and relief measures for them</text:p>
          </table:table-cell>
          <table:table-cell office:value-type="float" office:value="0.00527856029319257" calcext:value-type="float">
            <text:p>0.0052785603</text:p>
          </table:table-cell>
        </table:table-row>
        <table:table-row table:style-name="ro1">
          <table:table-cell office:value-type="string" calcext:value-type="string">
            <text:p>Negative impact of demonetisation on real estate</text:p>
          </table:table-cell>
          <table:table-cell office:value-type="float" office:value="0.00540619387541139" calcext:value-type="float">
            <text:p>0.0054061939</text:p>
          </table:table-cell>
        </table:table-row>
        <table:table-row table:style-name="ro1">
          <table:table-cell office:value-type="string" calcext:value-type="string">
            <text:p>Failure of RBI to stabilize economy and answer questions raised post demonetisation</text:p>
          </table:table-cell>
          <table:table-cell office:value-type="float" office:value="0.0193273710217068" calcext:value-type="float">
            <text:p>0.019327371</text:p>
          </table:table-cell>
        </table:table-row>
        <table:table-row table:style-name="ro1">
          <table:table-cell office:value-type="string" calcext:value-type="string">
            <text:p>Negative impact of Demonetisation on small and medium scale industries and its employees</text:p>
          </table:table-cell>
          <table:table-cell office:value-type="float" office:value="0.0214424418127615" calcext:value-type="float">
            <text:p>0.0214424418</text:p>
          </table:table-cell>
        </table:table-row>
        <table:table-row table:style-name="ro1">
          <table:table-cell office:value-type="string" calcext:value-type="string">
            <text:p>Vendors going cashless and negative impact on them due to demonetisation</text:p>
          </table:table-cell>
          <table:table-cell office:value-type="float" office:value="0.0269853859548359" calcext:value-type="float">
            <text:p>0.026985386</text:p>
          </table:table-cell>
        </table:table-row>
        <table:table-row table:style-name="ro1">
          <table:table-cell office:value-type="string" calcext:value-type="string">
            <text:p>Huge deposits in PMY bank accounts post demonetisation and announcement of minimum balance requirements</text:p>
          </table:table-cell>
          <table:table-cell office:value-type="float" office:value="0.0299847751369782" calcext:value-type="float">
            <text:p>0.0299847751</text:p>
          </table:table-cell>
        </table:table-row>
        <table:table-row table:style-name="ro1">
          <table:table-cell office:value-type="string" calcext:value-type="string">
            <text:p>Negative impact on retail and stock markets and suspicious deposits in bank accounts</text:p>
          </table:table-cell>
          <table:table-cell office:value-type="float" office:value="0.0317989953413743" calcext:value-type="float">
            <text:p>0.0317989953</text:p>
          </table:table-cell>
        </table:table-row>
        <table:table-row table:style-name="ro1">
          <table:table-cell office:value-type="string" calcext:value-type="string">
            <text:p>Long queues at banks and ATMs and cash crunch</text:p>
          </table:table-cell>
          <table:table-cell office:value-type="float" office:value="0.0350080682657331" calcext:value-type="float">
            <text:p>0.0350080683</text:p>
          </table:table-cell>
        </table:table-row>
        <table:table-row table:style-name="ro1">
          <table:table-cell office:value-type="string" calcext:value-type="string">
            <text:p>Court verdicts related to demonetisation and penalties issued for black money hoarders</text:p>
          </table:table-cell>
          <table:table-cell office:value-type="float" office:value="0.0530408700963634" calcext:value-type="float">
            <text:p>0.0530408701</text:p>
          </table:table-cell>
        </table:table-row>
        <table:table-row table:style-name="ro1">
          <table:table-cell table:style-name="ce2" office:value-type="string" calcext:value-type="string">
            <text:p>Encouraging cashless payments post demonetisation</text:p>
          </table:table-cell>
          <table:table-cell office:value-type="float" office:value="0.0548186235629826" calcext:value-type="float">
            <text:p>0.0548186236</text:p>
          </table:table-cell>
        </table:table-row>
        <table:table-row table:style-name="ro1">
          <table:table-cell office:value-type="string" calcext:value-type="string">
            <text:p>Enhanced security features on new currency notes</text:p>
          </table:table-cell>
          <table:table-cell office:value-type="float" office:value="0.0649016765582693" calcext:value-type="float">
            <text:p>0.0649016766</text:p>
          </table:table-cell>
        </table:table-row>
        <table:table-row table:style-name="ro1">
          <table:table-cell office:value-type="string" calcext:value-type="string">
            <text:p>Probes and arrests of black money hoarders</text:p>
          </table:table-cell>
          <table:table-cell office:value-type="float" office:value="0.0664788629671161" calcext:value-type="float">
            <text:p>0.066478863</text:p>
          </table:table-cell>
        </table:table-row>
        <table:table-row table:style-name="ro1">
          <table:table-cell office:value-type="string" calcext:value-type="string">
            <text:p>Negative imapct of demonetisation on rural economy,national economy,industries,GDP,job creation etc</text:p>
          </table:table-cell>
          <table:table-cell office:value-type="float" office:value="0.110011031188177" calcext:value-type="float">
            <text:p>0.1100110312</text:p>
          </table:table-cell>
        </table:table-row>
        <table:table-row table:style-name="ro1">
          <table:table-cell office:value-type="string" calcext:value-type="string">
            <text:p>Opposition unites against government on demonetisation </text:p>
          </table:table-cell>
          <table:table-cell office:value-type="float" office:value="0.11021159824595" calcext:value-type="float">
            <text:p>0.1102115982</text:p>
          </table:table-cell>
        </table:table-row>
        <table:table-row table:style-name="ro1">
          <table:table-cell office:value-type="string" calcext:value-type="string">
            <text:p>Appreciation by PM for supporting Demonitisation</text:p>
          </table:table-cell>
          <table:table-cell office:value-type="float" office:value="0.236641778118134" calcext:value-type="float">
            <text:p>0.2366417781</text:p>
          </table:table-cell>
        </table:table-row>
      </table:table>
      <table:table table:name="Main" table:style-name="ta1">
        <table:shapes>
          <draw:frame draw:z-index="0" draw:style-name="gr1" draw:text-style-name="P1" svg:width="465.79mm" svg:height="221mm" svg:x="4.39mm" svg:y="86.06mm">
            <loext:p draw:notify-on-update-of-ranges="Main.A2:Main.A16 Main.B1:Main.B1 Main.B2:Main.B16 Main.C1:Main.C1 Main.C2:Main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</table:table-row>
        <table:table-row table:style-name="ro2">
          <table:table-cell office:value-type="string" calcext:value-type="string">
            <text:p>Appreciation by PM for supporting Demonitisation</text:p>
          </table:table-cell>
          <table:table-cell office:value-type="float" office:value="0.159219079998996" calcext:value-type="float">
            <text:p>0.15921908</text:p>
          </table:table-cell>
          <table:table-cell office:value-type="float" office:value="0.260031266284523" calcext:value-type="float">
            <text:p>0.2600312663</text:p>
          </table:table-cell>
        </table:table-row>
        <table:table-row table:style-name="ro2">
          <table:table-cell office:value-type="string" calcext:value-type="string">
            <text:p>Opposition unites against government on demonetisation </text:p>
          </table:table-cell>
          <table:table-cell office:value-type="float" office:value="0.142019696068006" calcext:value-type="float">
            <text:p>0.1420196961</text:p>
          </table:table-cell>
          <table:table-cell office:value-type="float" office:value="0.125737531308309" calcext:value-type="float">
            <text:p>0.1257375313</text:p>
          </table:table-cell>
        </table:table-row>
        <table:table-row table:style-name="ro2">
          <table:table-cell office:value-type="string" calcext:value-type="string">
            <text:p>Negative imapct of demonetisation on Economy</text:p>
          </table:table-cell>
          <table:table-cell office:value-type="float" office:value="0.0832451644083839" calcext:value-type="float">
            <text:p>0.0832451644</text:p>
          </table:table-cell>
          <table:table-cell office:value-type="float" office:value="0.102489535880583" calcext:value-type="float">
            <text:p>0.1024895359</text:p>
          </table:table-cell>
        </table:table-row>
        <table:table-row table:style-name="ro2">
          <table:table-cell office:value-type="string" calcext:value-type="string">
            <text:p>Probes and Arrests of black money hoarders</text:p>
          </table:table-cell>
          <table:table-cell office:value-type="float" office:value="0.0609174500781798" calcext:value-type="float">
            <text:p>0.0609174501</text:p>
          </table:table-cell>
          <table:table-cell office:value-type="float" office:value="0.0680798130746861" calcext:value-type="float">
            <text:p>0.0680798131</text:p>
          </table:table-cell>
        </table:table-row>
        <table:table-row table:style-name="ro2">
          <table:table-cell office:value-type="string" calcext:value-type="string">
            <text:p>Long queues at banks and ATMs and cash crunch</text:p>
          </table:table-cell>
          <table:table-cell office:value-type="float" office:value="0.0589514465452678" calcext:value-type="float">
            <text:p>0.0589514465</text:p>
          </table:table-cell>
          <table:table-cell office:value-type="float" office:value="0.0411000353006438" calcext:value-type="float">
            <text:p>0.0411000353</text:p>
          </table:table-cell>
        </table:table-row>
        <table:table-row table:style-name="ro2">
          <table:table-cell office:value-type="string" calcext:value-type="string">
            <text:p>Encouraging cashless payments post demonetisation</text:p>
          </table:table-cell>
          <table:table-cell office:value-type="float" office:value="0.0455853324523066" calcext:value-type="float">
            <text:p>0.0455853325</text:p>
          </table:table-cell>
          <table:table-cell office:value-type="float" office:value="0.0464455613642858" calcext:value-type="float">
            <text:p>0.0464455614</text:p>
          </table:table-cell>
        </table:table-row>
        <table:table-row table:style-name="ro2">
          <table:table-cell office:value-type="string" calcext:value-type="string">
            <text:p>Enhanced security features on new currency notes</text:p>
          </table:table-cell>
          <table:table-cell office:value-type="float" office:value="0.0443779813246441" calcext:value-type="float">
            <text:p>0.0443779813</text:p>
          </table:table-cell>
          <table:table-cell office:value-type="float" office:value="0.071828405251391" calcext:value-type="float">
            <text:p>0.0718284053</text:p>
          </table:table-cell>
        </table:table-row>
        <table:table-row table:style-name="ro2">
          <table:table-cell office:value-type="string" calcext:value-type="string">
            <text:p>Vendors going cashless &amp; impact Post-Demon</text:p>
          </table:table-cell>
          <table:table-cell office:value-type="float" office:value="0.0422374992792396" calcext:value-type="float">
            <text:p>0.0422374993</text:p>
          </table:table-cell>
          <table:table-cell office:value-type="float" office:value="0.0272319252298744" calcext:value-type="float">
            <text:p>0.0272319252</text:p>
          </table:table-cell>
        </table:table-row>
        <table:table-row table:style-name="ro2">
          <table:table-cell office:value-type="string" calcext:value-type="string">
            <text:p>Negative impact on Retail/Stock markets</text:p>
          </table:table-cell>
          <table:table-cell office:value-type="float" office:value="0.0356149241277068" calcext:value-type="float">
            <text:p>0.0356149241</text:p>
          </table:table-cell>
          <table:table-cell office:value-type="float" office:value="0.0343761031451193" calcext:value-type="float">
            <text:p>0.0343761031</text:p>
          </table:table-cell>
        </table:table-row>
        <table:table-row table:style-name="ro2">
          <table:table-cell office:value-type="string" calcext:value-type="string">
            <text:p>Negative impact on Small/Medium scale industries/employees</text:p>
          </table:table-cell>
          <table:table-cell office:value-type="float" office:value="0.0337881358116463" calcext:value-type="float">
            <text:p>0.0337881358</text:p>
          </table:table-cell>
          <table:table-cell office:value-type="float" office:value="0.0225419825513961" calcext:value-type="float">
            <text:p>0.0225419826</text:p>
          </table:table-cell>
        </table:table-row>
        <table:table-row table:style-name="ro2">
          <table:table-cell office:value-type="string" calcext:value-type="string">
            <text:p>Court verdicts &amp; Penalties for black money hoarders</text:p>
          </table:table-cell>
          <table:table-cell office:value-type="float" office:value="0.0335687767410654" calcext:value-type="float">
            <text:p>0.0335687767</text:p>
          </table:table-cell>
          <table:table-cell office:value-type="float" office:value="0.0557077779085209" calcext:value-type="float">
            <text:p>0.0557077779</text:p>
          </table:table-cell>
        </table:table-row>
        <table:table-row table:style-name="ro2">
          <table:table-cell office:value-type="string" calcext:value-type="string">
            <text:p>Failure of RBI to stabilize economy Post-Demon</text:p>
          </table:table-cell>
          <table:table-cell office:value-type="float" office:value="0.0232843541117067" calcext:value-type="float">
            <text:p>0.0232843541</text:p>
          </table:table-cell>
          <table:table-cell office:value-type="float" office:value="0.0220544974701205" calcext:value-type="float">
            <text:p>0.0220544975</text:p>
          </table:table-cell>
        </table:table-row>
        <table:table-row table:style-name="ro2">
          <table:table-cell office:value-type="string" calcext:value-type="string">
            <text:p>Huge deposits in PMY bank accounts</text:p>
          </table:table-cell>
          <table:table-cell office:value-type="float" office:value="0.0213979387684715" calcext:value-type="float">
            <text:p>0.0213979388</text:p>
          </table:table-cell>
          <table:table-cell office:value-type="float" office:value="0.0310309468977458" calcext:value-type="float">
            <text:p>0.0310309469</text:p>
          </table:table-cell>
        </table:table-row>
        <table:table-row table:style-name="ro2">
          <table:table-cell office:value-type="string" calcext:value-type="string">
            <text:p>Suffering of farmers and Relief-measures</text:p>
          </table:table-cell>
          <table:table-cell office:value-type="float" office:value="0.011508123103182" calcext:value-type="float">
            <text:p>0.0115081231</text:p>
          </table:table-cell>
          <table:table-cell office:value-type="float" office:value="0.00566491284102944" calcext:value-type="float">
            <text:p>0.0056649128</text:p>
          </table:table-cell>
        </table:table-row>
        <table:table-row table:style-name="ro2">
          <table:table-cell office:value-type="string" calcext:value-type="string">
            <text:p>Negative impact of demonetisation on Real-Estate</text:p>
          </table:table-cell>
          <table:table-cell office:value-type="float" office:value="0.00862518839682842" calcext:value-type="float">
            <text:p>0.0086251884</text:p>
          </table:table-cell>
          <table:table-cell office:value-type="float" office:value="0.00519423759014272" calcext:value-type="float">
            <text:p>0.0051942376</text:p>
          </table:table-cell>
        </table:table-row>
      </table:table>
      <table:named-expressions/>
      <table:database-ranges>
        <table:database-range table:name="__Anonymous_Sheet_DB__0" table:target-range-address="final1.A1:final1.B15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final 2'.A1:'final 2'.B1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final 3'.A1:'final 3'.B15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Main.A1:Main.C16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1:43:01.364873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5T11:43:22.248741015</dc:date>
    <meta:generator>LibreOffice/5.1.4.2$Linux_X86_64 LibreOffice_project/10m0$Build-2</meta:generator>
    <meta:editing-duration>PT50M5S</meta:editing-duration>
    <meta:editing-cycles>22</meta:editing-cycles>
    <meta:document-statistic meta:table-count="4" meta:cell-count="1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418cm" svg:height="28.196cm" xlink:href=".." xlink:type="simple" chart:class="chart:bar" chart:style-name="ch1">
        <chart:title svg:x="23.634cm" svg:y="0.789cm" chart:style-name="ch2">
          <text:p>Mass Media</text:p>
        </chart:title>
        <chart:plot-area chart:style-name="ch3" table:cell-range-address="final1.A1:final1.B15" chart:data-source-has-labels="column" svg:x="0.659cm" svg:y="1.978cm" svg:width="41.478cm" svg:height="25.658cm">
          <chartooo:coordinate-region svg:x="10.45cm" svg:y="2.257cm" svg:width="31.687cm" svg:height="9.899cm"/>
          <chart:axis chart:dimension="x" chart:name="primary-x" chart:style-name="ch4" chartooo:axis-type="auto">
            <chartooo:date-scale/>
            <chart:categories table:cell-range-address="final1.A1:final1.A15"/>
          </chart:axis>
          <chart:axis chart:dimension="y" chart:name="primary-y" chart:style-name="ch5">
            <chart:title svg:x="6.964cm" svg:y="10.07cm" chart:style-name="ch6">
              <text:p>Relative Coverage</text:p>
            </chart:title>
            <chart:grid chart:style-name="ch7" chart:class="major"/>
          </chart:axis>
          <chart:series chart:style-name="ch8" chart:values-cell-range-address="final1.B1:final1.B15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gative impact of demonetisation on real estate</text:p>
                <draw:g>
                  <svg:desc>final1.A1:final1.A15</svg:desc>
                </draw:g>
              </table:table-cell>
              <table:table-cell office:value-type="float" office:value="0.00862518839682842">
                <text:p>0.00862518839682842</text:p>
                <draw:g>
                  <svg:desc>final1.B1:final1.B15</svg:desc>
                </draw:g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.011508123103182">
                <text:p>0.011508123103182</text:p>
              </table:table-cell>
            </table:table-row>
            <table:table-row>
              <table:table-cell office:value-type="string">
                <text:p>Huge deposits in PMY bank accounts post demonetisation and announcement of minimum balance requirements</text:p>
              </table:table-cell>
              <table:table-cell office:value-type="float" office:value="0.0213979387684715">
                <text:p>0.0213979387684715</text:p>
              </table:table-cell>
            </table:table-row>
            <table:table-row>
              <table:table-cell office:value-type="string">
                <text:p>Failure of RBI to stabilize economy and answer questions raised post demonetisation</text:p>
              </table:table-cell>
              <table:table-cell office:value-type="float" office:value="0.0232843541117067">
                <text:p>0.0232843541117067</text:p>
              </table:table-cell>
            </table:table-row>
            <table:table-row>
              <table:table-cell office:value-type="string">
                <text:p>Court verdicts related to demonetisation and penalties issued for black money hoarders</text:p>
              </table:table-cell>
              <table:table-cell office:value-type="float" office:value="0.0335687767410654">
                <text:p>0.0335687767410654</text:p>
              </table:table-cell>
            </table:table-row>
            <table:table-row>
              <table:table-cell office:value-type="string">
                <text:p>Negative impact of Demonetisation on small and medium scale industries and its employees</text:p>
              </table:table-cell>
              <table:table-cell office:value-type="float" office:value="0.0337881358116463">
                <text:p>0.0337881358116463</text:p>
              </table:table-cell>
            </table:table-row>
            <table:table-row>
              <table:table-cell office:value-type="string">
                <text:p>Negative impact on retail and stock markets and suspicious deposits in bank accounts</text:p>
              </table:table-cell>
              <table:table-cell office:value-type="float" office:value="0.0356149241277068">
                <text:p>0.0356149241277068</text:p>
              </table:table-cell>
            </table:table-row>
            <table:table-row>
              <table:table-cell office:value-type="string">
                <text:p>Vendors going cashless and negative impact on them due to demonetisation</text:p>
              </table:table-cell>
              <table:table-cell office:value-type="float" office:value="0.0422374992792396">
                <text:p>0.0422374992792396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443779813246441">
                <text:p>0.0443779813246441</text:p>
              </table:table-cell>
            </table:table-row>
            <table:table-row>
              <table:table-cell office:value-type="string">
                <text:p>Encouraging cashless payments post demonetisation</text:p>
              </table:table-cell>
              <table:table-cell office:value-type="float" office:value="0.0455853324523066">
                <text:p>0.0455853324523066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589514465452678">
                <text:p>0.0589514465452678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609174500781798">
                <text:p>0.0609174500781798</text:p>
              </table:table-cell>
            </table:table-row>
            <table:table-row>
              <table:table-cell office:value-type="string">
                <text:p>Negative imapct of demonetisation on rural economy,national economy,industries,GDP,job creation etc</text:p>
              </table:table-cell>
              <table:table-cell office:value-type="float" office:value="0.0832451644083839">
                <text:p>0.0832451644083839</text:p>
              </table:table-cell>
            </table:table-row>
            <table:table-row>
              <table:table-cell office:value-type="string">
                <text:p>Opposition unites against government on demonetisation </text:p>
              </table:table-cell>
              <table:table-cell office:value-type="float" office:value="0.142019696068006">
                <text:p>0.142019696068006</text:p>
              </table:table-cell>
            </table:table-row>
            <table:table-row>
              <table:table-cell office:value-type="string">
                <text:p>Appreciation by PM for supporting Demonitisation</text:p>
              </table:table-cell>
              <table:table-cell office:value-type="float" office:value="0.159219079998996">
                <text:p>0.159219079998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05cm" svg:height="28.062cm" xlink:href=".." xlink:type="simple" chart:class="chart:bar" chart:style-name="ch1">
        <chart:title svg:x="26.695cm" svg:y="0.789cm" chart:style-name="ch2">
          <text:p>TweetFol</text:p>
        </chart:title>
        <chart:plot-area chart:style-name="ch3" table:cell-range-address="'final 2'.A1:'final 2'.B15" chart:data-source-has-labels="column" svg:x="6.349cm" svg:y="1.966cm" svg:width="41.255cm" svg:height="25.612cm">
          <chartooo:coordinate-region svg:x="11.806cm" svg:y="2.246cm" svg:width="35.798cm" svg:height="9.852cm"/>
          <chart:axis chart:dimension="x" chart:name="primary-x" chart:style-name="ch4" chartooo:axis-type="auto">
            <chartooo:date-scale/>
            <chart:categories table:cell-range-address="'final 2'.A1:'final 2'.A15"/>
          </chart:axis>
          <chart:axis chart:dimension="y" chart:name="primary-y" chart:style-name="ch5">
            <chart:title svg:x="7.868cm" svg:y="10.018cm" chart:style-name="ch6">
              <text:p>Relative Coverage</text:p>
            </chart:title>
            <chart:grid chart:style-name="ch7" chart:class="major"/>
          </chart:axis>
          <chart:series chart:style-name="ch8" chart:values-cell-range-address="'final 2'.B1:'final 2'.B15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egative impact of demonetisation on real estate</text:p>
                <draw:g>
                  <svg:desc>'final 2'.A1:'final 2'.A15</svg:desc>
                </draw:g>
              </table:table-cell>
              <table:table-cell office:value-type="float" office:value="0.00519423759014272">
                <text:p>0.00519423759014272</text:p>
                <draw:g>
                  <svg:desc>'final 2'.B1:'final 2'.B15</svg:desc>
                </draw:g>
              </table:table-cell>
            </table:table-row>
            <table:table-row>
              <table:table-cell office:value-type="string">
                <text:p>Suffering of farmers and relief measures for them</text:p>
              </table:table-cell>
              <table:table-cell office:value-type="float" office:value="0.00566491284102944">
                <text:p>0.00566491284102944</text:p>
              </table:table-cell>
            </table:table-row>
            <table:table-row>
              <table:table-cell office:value-type="string">
                <text:p>Failure of RBI to stabilize economy and answer questions raised post demonetisation</text:p>
              </table:table-cell>
              <table:table-cell office:value-type="float" office:value="0.0220544974701205">
                <text:p>0.0220544974701205</text:p>
              </table:table-cell>
            </table:table-row>
            <table:table-row>
              <table:table-cell office:value-type="string">
                <text:p>Negative impact of Demonetisation on small and medium scale industries and its employees</text:p>
              </table:table-cell>
              <table:table-cell office:value-type="float" office:value="0.0225419825513961">
                <text:p>0.0225419825513961</text:p>
              </table:table-cell>
            </table:table-row>
            <table:table-row>
              <table:table-cell office:value-type="string">
                <text:p>Vendors going cashless and negative impact on them due to demonetisation</text:p>
              </table:table-cell>
              <table:table-cell office:value-type="float" office:value="0.0272319252298744">
                <text:p>0.0272319252298744</text:p>
              </table:table-cell>
            </table:table-row>
            <table:table-row>
              <table:table-cell office:value-type="string">
                <text:p>Huge deposits in PMY bank accounts post demonetisation and announcement of minimum balance requirements</text:p>
              </table:table-cell>
              <table:table-cell office:value-type="float" office:value="0.0310309468977458">
                <text:p>0.0310309468977458</text:p>
              </table:table-cell>
            </table:table-row>
            <table:table-row>
              <table:table-cell office:value-type="string">
                <text:p>Negative impact on retail and stock markets and suspicious deposits in bank accounts</text:p>
              </table:table-cell>
              <table:table-cell office:value-type="float" office:value="0.0343761031451193">
                <text:p>0.0343761031451193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411000353006438">
                <text:p>0.0411000353006438</text:p>
              </table:table-cell>
            </table:table-row>
            <table:table-row>
              <table:table-cell office:value-type="string">
                <text:p>Encouraging cashless payments post demonetisation</text:p>
              </table:table-cell>
              <table:table-cell office:value-type="float" office:value="0.0464455613642858">
                <text:p>0.0464455613642858</text:p>
              </table:table-cell>
            </table:table-row>
            <table:table-row>
              <table:table-cell office:value-type="string">
                <text:p>Court verdicts related to demonetisation and penalties issued for black money hoarders</text:p>
              </table:table-cell>
              <table:table-cell office:value-type="float" office:value="0.0557077779085209">
                <text:p>0.0557077779085209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680798130746861">
                <text:p>0.0680798130746861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71828405251391">
                <text:p>0.071828405251391</text:p>
              </table:table-cell>
            </table:table-row>
            <table:table-row>
              <table:table-cell office:value-type="string">
                <text:p>Negative imapct of demonetisation on rural economy,national economy,industries,GDP,job creation etc</text:p>
              </table:table-cell>
              <table:table-cell office:value-type="float" office:value="0.102489535880583">
                <text:p>0.102489535880583</text:p>
              </table:table-cell>
            </table:table-row>
            <table:table-row>
              <table:table-cell office:value-type="string">
                <text:p>Opposition unites against government on demonetisation </text:p>
              </table:table-cell>
              <table:table-cell office:value-type="float" office:value="0.125737531308309">
                <text:p>0.125737531308309</text:p>
              </table:table-cell>
            </table:table-row>
            <table:table-row>
              <table:table-cell office:value-type="string">
                <text:p>Appreciation by PM for supporting Demonitisation</text:p>
              </table:table-cell>
              <table:table-cell office:value-type="float" office:value="0.260031266284523">
                <text:p>0.26003126628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145cm" svg:height="28.25cm" xlink:href=".." xlink:type="simple" chart:class="chart:bar" chart:style-name="ch1">
        <chart:title svg:x="26.198cm" svg:y="0.793cm" chart:style-name="ch2">
          <text:p>TweetURL</text:p>
        </chart:title>
        <chart:plot-area chart:style-name="ch3" table:cell-range-address="'final 3'.A1:'final 3'.B15" chart:data-source-has-labels="column" svg:x="6.021cm" svg:y="1.982cm" svg:width="40.704cm" svg:height="25.677cm">
          <chartooo:coordinate-region svg:x="11.588cm" svg:y="2.261cm" svg:width="35.137cm" svg:height="9.918cm"/>
          <chart:axis chart:dimension="x" chart:name="primary-x" chart:style-name="ch4" chartooo:axis-type="auto">
            <chartooo:date-scale/>
            <chart:categories table:cell-range-address="'final 3'.A1:'final 3'.A15"/>
          </chart:axis>
          <chart:axis chart:dimension="y" chart:name="primary-y" chart:style-name="ch5">
            <chart:title svg:x="7.723cm" svg:y="10.087cm" chart:style-name="ch6">
              <text:p>Relative Coverage</text:p>
            </chart:title>
            <chart:grid chart:style-name="ch7" chart:class="major"/>
          </chart:axis>
          <chart:series chart:style-name="ch8" chart:values-cell-range-address="'final 3'.B1:'final 3'.B15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uffering of farmers and relief measures for them</text:p>
                <draw:g>
                  <svg:desc>'final 3'.A1:'final 3'.A15</svg:desc>
                </draw:g>
              </table:table-cell>
              <table:table-cell office:value-type="float" office:value="0.00527856029319257">
                <text:p>0.00527856029319257</text:p>
                <draw:g>
                  <svg:desc>'final 3'.B1:'final 3'.B15</svg:desc>
                </draw:g>
              </table:table-cell>
            </table:table-row>
            <table:table-row>
              <table:table-cell office:value-type="string">
                <text:p>Negative impact of demonetisation on real estate</text:p>
              </table:table-cell>
              <table:table-cell office:value-type="float" office:value="0.00540619387541139">
                <text:p>0.00540619387541139</text:p>
              </table:table-cell>
            </table:table-row>
            <table:table-row>
              <table:table-cell office:value-type="string">
                <text:p>Failure of RBI to stabilize economy and answer questions raised post demonetisation</text:p>
              </table:table-cell>
              <table:table-cell office:value-type="float" office:value="0.0193273710217068">
                <text:p>0.0193273710217068</text:p>
              </table:table-cell>
            </table:table-row>
            <table:table-row>
              <table:table-cell office:value-type="string">
                <text:p>Negative impact of Demonetisation on small and medium scale industries and its employees</text:p>
              </table:table-cell>
              <table:table-cell office:value-type="float" office:value="0.0214424418127615">
                <text:p>0.0214424418127615</text:p>
              </table:table-cell>
            </table:table-row>
            <table:table-row>
              <table:table-cell office:value-type="string">
                <text:p>Vendors going cashless and negative impact on them due to demonetisation</text:p>
              </table:table-cell>
              <table:table-cell office:value-type="float" office:value="0.0269853859548359">
                <text:p>0.0269853859548359</text:p>
              </table:table-cell>
            </table:table-row>
            <table:table-row>
              <table:table-cell office:value-type="string">
                <text:p>Huge deposits in PMY bank accounts post demonetisation and announcement of minimum balance requirements</text:p>
              </table:table-cell>
              <table:table-cell office:value-type="float" office:value="0.0299847751369782">
                <text:p>0.0299847751369782</text:p>
              </table:table-cell>
            </table:table-row>
            <table:table-row>
              <table:table-cell office:value-type="string">
                <text:p>Negative impact on retail and stock markets and suspicious deposits in bank accounts</text:p>
              </table:table-cell>
              <table:table-cell office:value-type="float" office:value="0.0317989953413743">
                <text:p>0.0317989953413743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350080682657331">
                <text:p>0.0350080682657331</text:p>
              </table:table-cell>
            </table:table-row>
            <table:table-row>
              <table:table-cell office:value-type="string">
                <text:p>Court verdicts related to demonetisation and penalties issued for black money hoarders</text:p>
              </table:table-cell>
              <table:table-cell office:value-type="float" office:value="0.0530408700963634">
                <text:p>0.0530408700963634</text:p>
              </table:table-cell>
            </table:table-row>
            <table:table-row>
              <table:table-cell office:value-type="string">
                <text:p>Encouraging cashless payments post demonetisation</text:p>
              </table:table-cell>
              <table:table-cell office:value-type="float" office:value="0.0548186235629826">
                <text:p>0.0548186235629826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649016765582693">
                <text:p>0.0649016765582693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664788629671161">
                <text:p>0.0664788629671161</text:p>
              </table:table-cell>
            </table:table-row>
            <table:table-row>
              <table:table-cell office:value-type="string">
                <text:p>Negative imapct of demonetisation on rural economy,national economy,industries,GDP,job creation etc</text:p>
              </table:table-cell>
              <table:table-cell office:value-type="float" office:value="0.110011031188177">
                <text:p>0.110011031188177</text:p>
              </table:table-cell>
            </table:table-row>
            <table:table-row>
              <table:table-cell office:value-type="string">
                <text:p>Opposition unites against government on demonetisation </text:p>
              </table:table-cell>
              <table:table-cell office:value-type="float" office:value="0.11021159824595">
                <text:p>0.11021159824595</text:p>
              </table:table-cell>
            </table:table-row>
            <table:table-row>
              <table:table-cell office:value-type="string">
                <text:p>Appreciation by PM for supporting Demonitisation</text:p>
              </table:table-cell>
              <table:table-cell office:value-type="float" office:value="0.236641778118134">
                <text:p>0.2366417781181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58cm" svg:height="22.101cm" xlink:href=".." xlink:type="simple" chart:class="chart:bar" chart:style-name="ch1">
        <chart:legend svg:x="40.556cm" svg:y="7.814cm" style:legend-expansion="custom" chartooo:width="4.907cm" chartooo:height="2.013cm" style:legend-expansion-aspect-ratio="2.43765524093393" chart:style-name="ch2"/>
        <chart:plot-area chart:style-name="ch3" table:cell-range-address="Main.A2:Main.C16 Main.B1:Main.C1" chart:data-source-has-labels="both" svg:x="5.178cm" svg:y="1.797cm" svg:width="34.533cm" svg:height="18.533cm">
          <chartooo:coordinate-region svg:x="12.398cm" svg:y="2.077cm" svg:width="27.313cm" svg:height="7.656cm"/>
          <chart:axis chart:dimension="x" chart:name="primary-x" chart:style-name="ch4" chartooo:axis-type="auto">
            <chartooo:date-scale/>
            <chart:categories table:cell-range-address="Main.A2:Main.A16"/>
          </chart:axis>
          <chart:axis chart:dimension="y" chart:name="primary-y" chart:style-name="ch5">
            <chart:title svg:x="8.91cm" svg:y="9.152cm" chart:style-name="ch6">
              <text:p>Relative Coverage</text:p>
            </chart:title>
            <chart:grid chart:style-name="ch7" chart:class="major"/>
          </chart:axis>
          <chart:series chart:style-name="ch8" chart:values-cell-range-address="Main.B2:Main.B16" chart:label-cell-address="Main.B1:Main.B1" chart:class="chart:bar">
            <chart:data-point chart:repeated="15"/>
          </chart:series>
          <chart:series chart:style-name="ch9" chart:values-cell-range-address="Main.C2:Main.C16" chart:label-cell-address="Main.C1:Main.C1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Main.B1:Main.B1</svg:desc>
                </draw:g>
              </table:table-cell>
              <table:table-cell office:value-type="string">
                <text:p>TweetFol</text:p>
                <draw:g>
                  <svg:desc>Main.C1:Ma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preciation by PM for supporting Demonitisation</text:p>
                <draw:g>
                  <svg:desc>Main.A2:Main.A16</svg:desc>
                </draw:g>
              </table:table-cell>
              <table:table-cell office:value-type="float" office:value="0.159219079998996">
                <text:p>0.159219079998996</text:p>
                <draw:g>
                  <svg:desc>Main.B2:Main.B16</svg:desc>
                </draw:g>
              </table:table-cell>
              <table:table-cell office:value-type="float" office:value="0.260031266284523">
                <text:p>0.260031266284523</text:p>
                <draw:g>
                  <svg:desc>Main.C2:Main.C16</svg:desc>
                </draw:g>
              </table:table-cell>
            </table:table-row>
            <table:table-row>
              <table:table-cell office:value-type="string">
                <text:p>Opposition unites against government on demonetisation </text:p>
              </table:table-cell>
              <table:table-cell office:value-type="float" office:value="0.142019696068006">
                <text:p>0.142019696068006</text:p>
              </table:table-cell>
              <table:table-cell office:value-type="float" office:value="0.125737531308309">
                <text:p>0.125737531308309</text:p>
              </table:table-cell>
            </table:table-row>
            <table:table-row>
              <table:table-cell office:value-type="string">
                <text:p>Negative imapct of demonetisation on Economy</text:p>
              </table:table-cell>
              <table:table-cell office:value-type="float" office:value="0.0832451644083839">
                <text:p>0.0832451644083839</text:p>
              </table:table-cell>
              <table:table-cell office:value-type="float" office:value="0.102489535880583">
                <text:p>0.102489535880583</text:p>
              </table:table-cell>
            </table:table-row>
            <table:table-row>
              <table:table-cell office:value-type="string">
                <text:p>Probes and Arrests of black money hoarders</text:p>
              </table:table-cell>
              <table:table-cell office:value-type="float" office:value="0.0609174500781798">
                <text:p>0.0609174500781798</text:p>
              </table:table-cell>
              <table:table-cell office:value-type="float" office:value="0.0680798130746861">
                <text:p>0.0680798130746861</text:p>
              </table:table-cell>
            </table:table-row>
            <table:table-row>
              <table:table-cell office:value-type="string">
                <text:p>Long queues at banks and ATMs and cash crunch</text:p>
              </table:table-cell>
              <table:table-cell office:value-type="float" office:value="0.0589514465452678">
                <text:p>0.0589514465452678</text:p>
              </table:table-cell>
              <table:table-cell office:value-type="float" office:value="0.0411000353006438">
                <text:p>0.0411000353006438</text:p>
              </table:table-cell>
            </table:table-row>
            <table:table-row>
              <table:table-cell office:value-type="string">
                <text:p>Encouraging cashless payments post demonetisation</text:p>
              </table:table-cell>
              <table:table-cell office:value-type="float" office:value="0.0455853324523066">
                <text:p>0.0455853324523066</text:p>
              </table:table-cell>
              <table:table-cell office:value-type="float" office:value="0.0464455613642858">
                <text:p>0.0464455613642858</text:p>
              </table:table-cell>
            </table:table-row>
            <table:table-row>
              <table:table-cell office:value-type="string">
                <text:p>Enhanced security features on new currency notes</text:p>
              </table:table-cell>
              <table:table-cell office:value-type="float" office:value="0.0443779813246441">
                <text:p>0.0443779813246441</text:p>
              </table:table-cell>
              <table:table-cell office:value-type="float" office:value="0.071828405251391">
                <text:p>0.071828405251391</text:p>
              </table:table-cell>
            </table:table-row>
            <table:table-row>
              <table:table-cell office:value-type="string">
                <text:p>Vendors going cashless &amp; impact Post-Demon</text:p>
              </table:table-cell>
              <table:table-cell office:value-type="float" office:value="0.0422374992792396">
                <text:p>0.0422374992792396</text:p>
              </table:table-cell>
              <table:table-cell office:value-type="float" office:value="0.0272319252298744">
                <text:p>0.0272319252298744</text:p>
              </table:table-cell>
            </table:table-row>
            <table:table-row>
              <table:table-cell office:value-type="string">
                <text:p>Negative impact on Retail/Stock markets</text:p>
              </table:table-cell>
              <table:table-cell office:value-type="float" office:value="0.0356149241277068">
                <text:p>0.0356149241277068</text:p>
              </table:table-cell>
              <table:table-cell office:value-type="float" office:value="0.0343761031451193">
                <text:p>0.0343761031451193</text:p>
              </table:table-cell>
            </table:table-row>
            <table:table-row>
              <table:table-cell office:value-type="string">
                <text:p>Negative impact on Small/Medium scale industries/employees</text:p>
              </table:table-cell>
              <table:table-cell office:value-type="float" office:value="0.0337881358116463">
                <text:p>0.0337881358116463</text:p>
              </table:table-cell>
              <table:table-cell office:value-type="float" office:value="0.0225419825513961">
                <text:p>0.0225419825513961</text:p>
              </table:table-cell>
            </table:table-row>
            <table:table-row>
              <table:table-cell office:value-type="string">
                <text:p>Court verdicts &amp; Penalties for black money hoarders</text:p>
              </table:table-cell>
              <table:table-cell office:value-type="float" office:value="0.0335687767410654">
                <text:p>0.0335687767410654</text:p>
              </table:table-cell>
              <table:table-cell office:value-type="float" office:value="0.0557077779085209">
                <text:p>0.0557077779085209</text:p>
              </table:table-cell>
            </table:table-row>
            <table:table-row>
              <table:table-cell office:value-type="string">
                <text:p>Failure of RBI to stabilize economy Post-Demon</text:p>
              </table:table-cell>
              <table:table-cell office:value-type="float" office:value="0.0232843541117067">
                <text:p>0.0232843541117067</text:p>
              </table:table-cell>
              <table:table-cell office:value-type="float" office:value="0.0220544974701205">
                <text:p>0.0220544974701205</text:p>
              </table:table-cell>
            </table:table-row>
            <table:table-row>
              <table:table-cell office:value-type="string">
                <text:p>Huge deposits in PMY bank accounts</text:p>
              </table:table-cell>
              <table:table-cell office:value-type="float" office:value="0.0213979387684715">
                <text:p>0.0213979387684715</text:p>
              </table:table-cell>
              <table:table-cell office:value-type="float" office:value="0.0310309468977458">
                <text:p>0.0310309468977458</text:p>
              </table:table-cell>
            </table:table-row>
            <table:table-row>
              <table:table-cell office:value-type="string">
                <text:p>Suffering of farmers and Relief-measures</text:p>
              </table:table-cell>
              <table:table-cell office:value-type="float" office:value="0.011508123103182">
                <text:p>0.011508123103182</text:p>
              </table:table-cell>
              <table:table-cell office:value-type="float" office:value="0.00566491284102944">
                <text:p>0.00566491284102944</text:p>
              </table:table-cell>
            </table:table-row>
            <table:table-row>
              <table:table-cell office:value-type="string">
                <text:p>Negative impact of demonetisation on Real-Estate</text:p>
              </table:table-cell>
              <table:table-cell office:value-type="float" office:value="0.00862518839682842">
                <text:p>0.00862518839682842</text:p>
              </table:table-cell>
              <table:table-cell office:value-type="float" office:value="0.00519423759014272">
                <text:p>0.005194237590142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